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 style:master-page-name="MP0">
      <style:table-properties style:width="17cm" fo:margin-left="0cm" style:page-number="auto" table:align="left"/>
    </style:style>
    <style:style style:name="Table1.A" style:family="table-column">
      <style:table-column-properties style:column-width="2.598cm"/>
    </style:style>
    <style:style style:name="Table1.B" style:family="table-column">
      <style:table-column-properties style:column-width="7.696cm"/>
    </style:style>
    <style:style style:name="Table1.C" style:family="table-column">
      <style:table-column-properties style:column-width="6.70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language="de" fo:country="CH"/>
    </style:style>
    <style:style style:name="P4" style:family="paragraph" style:parent-style-name="Table_20_Contents">
      <style:text-properties fo:language="de" fo:country="CH" officeooo:rsid="000cb5c6" officeooo:paragraph-rsid="000cb5c6"/>
    </style:style>
    <style:style style:name="P5" style:family="paragraph" style:parent-style-name="Table_20_Contents">
      <style:text-properties fo:language="de" fo:country="CH" officeooo:rsid="000f4a78" officeooo:paragraph-rsid="000f4a78"/>
    </style:style>
    <style:style style:name="P6" style:family="paragraph" style:parent-style-name="Table_20_Contents">
      <style:text-properties fo:language="de" fo:country="CH" officeooo:rsid="0011f61b" officeooo:paragraph-rsid="0011f61b"/>
    </style:style>
    <style:style style:name="P7" style:family="paragraph" style:parent-style-name="Table_20_Contents">
      <style:text-properties officeooo:rsid="000cb5c6" officeooo:paragraph-rsid="000cb5c6"/>
    </style:style>
    <style:style style:name="P8" style:family="paragraph" style:parent-style-name="Table_20_Contents">
      <style:text-properties fo:color="#c9211e" loext:opacity="100%"/>
    </style:style>
    <style:style style:name="P9" style:family="paragraph" style:parent-style-name="Table_20_Contents">
      <style:text-properties fo:color="#c9211e" loext:opacity="100%" fo:language="de" fo:country="CH"/>
    </style:style>
    <style:style style:name="P10" style:family="paragraph" style:parent-style-name="Table_20_Contents">
      <style:text-properties fo:color="#c9211e" loext:opacity="100%" fo:language="de" fo:country="CH" officeooo:rsid="000f4a78" officeooo:paragraph-rsid="000f4a78"/>
    </style:style>
    <style:style style:name="P11" style:family="paragraph" style:parent-style-name="Standard">
      <style:text-properties fo:language="de" fo:country="CH"/>
    </style:style>
    <style:style style:name="P12" style:family="paragraph" style:parent-style-name="Table_20_Contents">
      <style:text-properties officeooo:rsid="00150b73" officeooo:paragraph-rsid="00150b73"/>
    </style:style>
    <style:style style:name="T1" style:family="text">
      <style:text-properties officeooo:rsid="000f4a78"/>
    </style:style>
    <style:style style:name="T2" style:family="text">
      <style:text-properties officeooo:rsid="0011f61b"/>
    </style:style>
    <style:style style:name="T3" style:family="text">
      <style:text-properties officeooo:rsid="00150b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27312800016">
          <table:table-cell table:style-name="Table1.A1" office:value-type="string">
            <text:p text:style-name="P1">Befehl</text:p>
          </table:table-cell>
          <table:table-cell table:style-name="Table1.A1" office:value-type="string">
            <text:p text:style-name="P2">Parameter</text:p>
          </table:table-cell>
          <table:table-cell table:style-name="Table1.C1" office:value-type="string">
            <text:p text:style-name="P2">Bedeutung</text:p>
          </table:table-cell>
        </table:table-row>
        <table:table-row table:style-name="TableLine1827312812256">
          <table:table-cell table:style-name="Table1.A2" office:value-type="string">
            <text:p text:style-name="Table_20_Contents">QUI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User Logout <text:span text:style-name="T3">Bestätigung </text:span>von Server</text:p>
          </table:table-cell>
        </table:table-row>
        <table:table-row table:style-name="TableLine1827312812800">
          <table:table-cell table:style-name="Table1.A2" office:value-type="string">
            <text:p text:style-name="Table_20_Contents">EXI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3">Aktuelles Spiel <text:span text:style-name="T3">wird </text:span>verlassen, in die Lobby zurückkehren</text:p>
          </table:table-cell>
        </table:table-row>
        <table:table-row table:style-name="TableLine1827312803280">
          <table:table-cell table:style-name="Table1.A2" office:value-type="string">
            <text:p text:style-name="P7">MOVE</text:p>
          </table:table-cell>
          <table:table-cell table:style-name="Table1.A2" office:value-type="string">
            <text:p text:style-name="Table_20_Contents">Kartenwert, Murmel, New Position</text:p>
          </table:table-cell>
          <table:table-cell table:style-name="Table1.C2" office:value-type="string">
            <text:p text:style-name="P3"><text:span text:style-name="T3">Bestätigen/Mitteilen</text:span> von Spielzug. Als Parameter werden dabei der gewünschte Kartenwert, die Startposition der Murmel, die man bewegen möchte, sowie die neue Position der Murmel angegeben.</text:p>
          </table:table-cell>
        </table:table-row>
        <table:table-row table:style-name="TableLine1827312802464">
          <table:table-cell table:style-name="Table1.A2" office:value-type="string">
            <text:p text:style-name="Table_20_Contents">MODE</text:p>
          </table:table-cell>
          <table:table-cell table:style-name="Table1.A2" office:value-type="string">
            <text:p text:style-name="Table_20_Contents">2-6 Spielernamen, Teamzusammensetzung, <text:span text:style-name="T1">Startposition,</text:span> Boolean Zusatzteil, <text:span text:style-name="T1">Reihenfolge(&amp; wer startet)</text:span></text:p>
          </table:table-cell>
          <table:table-cell table:style-name="Table1.C2" office:value-type="string">
            <text:p text:style-name="P3"><text:span text:style-name="T3">Bestätigen</text:span> des gewählten Game Modus. Es wird ausgewählt, mit welchen Spielern ein Spiel gestartet wird, ob es Zweierteams gibt und falls ja, wie sich diese zusammensetzen. <text:span text:style-name="T1">Auch wird die Startposition dieses Mitspielers übermittelt</text:span> Mit dem Zusatzteil kann über die Gestaltung des Spielbretts bestimmt werden. <text:span text:style-name="T1">Ebenso wird die Reihenfolge der Spieler übermittelt und wer beginnt.</text:span></text:p>
          </table:table-cell>
        </table:table-row>
        <table:table-row table:style-name="TableLine1827312829120">
          <table:table-cell table:style-name="Table1.A2" office:value-type="string">
            <text:p text:style-name="P3">CTTP</text:p>
          </table:table-cell>
          <table:table-cell table:style-name="Table1.A2" office:value-type="string">
            <text:p text:style-name="P3">Karte, Spielpartner</text:p>
          </table:table-cell>
          <table:table-cell table:style-name="Table1.C2" office:value-type="string">
            <text:p text:style-name="P3">Die gewünschte Karte wird an den Teampartner weitergegeben.</text:p>
          </table:table-cell>
        </table:table-row>
        <table:table-row table:style-name="TableLine1827312822320">
          <table:table-cell table:style-name="Table1.A2" office:value-type="string">
            <text:p text:style-name="P5">CARD</text:p>
          </table:table-cell>
          <table:table-cell table:style-name="Table1.A2" office:value-type="string">
            <text:p text:style-name="P5">Karten, <text:span text:style-name="T2">Runde</text:span></text:p>
          </table:table-cell>
          <table:table-cell table:style-name="Table1.C2" office:value-type="string">
            <text:p text:style-name="P5">Dem Spieler werden die Karten übermittelt <text:span text:style-name="T2">und die wievielte Runde nun beginnt</text:span></text:p>
          </table:table-cell>
        </table:table-row>
        <table:table-row table:style-name="TableLine1827312817968"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Spielfiguren, Spielpositionen</text:p>
          </table:table-cell>
          <table:table-cell table:style-name="Table1.C2" office:value-type="string">
            <text:p text:style-name="P6">Informationen zum Aktualisieren des gesamten Spielbretts(nach Verbindungs-Problemen)</text:p>
          </table:table-cell>
        </table:table-row>
        <table:table-row table:style-name="TableLine1827312816336">
          <table:table-cell table:style-name="Table1.A2" office:value-type="string">
            <text:p text:style-name="P10">HOME</text:p>
          </table:table-cell>
          <table:table-cell table:style-name="Table1.A2" office:value-type="string">
            <text:p text:style-name="P10">Spielfigur, Position</text:p>
          </table:table-cell>
          <table:table-cell table:style-name="Table1.C2" office:value-type="string">
            <text:p text:style-name="P10">Heimschicken einer Spielfigur wird mitgeteilt</text:p>
          </table:table-cell>
        </table:table-row>
        <table:table-row table:style-name="TableLine1827312824224">
          <table:table-cell table:style-name="Table1.A2" office:value-type="string">
            <text:p text:style-name="P6">VICT</text:p>
          </table:table-cell>
          <table:table-cell table:style-name="Table1.A2" office:value-type="string">
            <text:p text:style-name="P6">Spieler</text:p>
          </table:table-cell>
          <table:table-cell table:style-name="Table1.C2" office:value-type="string">
            <text:p text:style-name="P6">Mitteilen, dass jemand gesiegt hat</text:p>
          </table:table-cell>
        </table:table-row>
        <table:table-row table:style-name="TableLine1827312819872"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pieler</text:p>
          </table:table-cell>
          <table:table-cell table:style-name="Table1.C2" office:value-type="string">
            <text:p text:style-name="P6">Mitteilen, welcher Spiel nun am Zug ist</text:p>
          </table:table-cell>
        </table:table-row>
        <table:table-row table:style-name="TableLine1827312820416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Line182731282504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1827312814704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CH" fo:font-style="normal" style:text-underline-style="none" fo:font-weight="normal" style:letter-kerning="true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CH" fo:font-style="normal" style:text-underline-style="none" fo:font-weight="normal" style:letter-kerning="true" fo:background-color="transparent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1-03-23T16:44:00Z</meta:creation-date>
    <dc:date>2021-03-30T12:53:49.478000000</dc:date>
    <meta:editing-cycles>7</meta:editing-cycles>
    <meta:editing-duration>PT7H31M20S</meta:editing-duration>
    <meta:document-statistic meta:table-count="1" meta:image-count="0" meta:object-count="0" meta:page-count="1" meta:paragraph-count="33" meta:word-count="174" meta:character-count="1286" meta:non-whitespace-character-count="1145"/>
    <meta:template xlink:type="simple" xlink:actuate="onRequest" xlink:title="" xlink:href="../JDogs_Protocol.odt/Normal.dotm"/>
  </office:meta>
</office:document-meta>
</file>